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163cm"/>
    </style:style>
    <style:style style:name="co3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14.24cm"/>
    </style:style>
    <style:style style:name="co6" style:family="table-column">
      <style:table-column-properties fo:break-before="auto" style:column-width="6.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font-name="Ari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no-wrap"/>
      <style:text-properties style:font-name="Arial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wrap-option="no-wrap"/>
    </style:style>
  </office:automatic-styles>
  <office:body>
    <office:spreadsheet>
      <table:table table:name="Munkalap1" table:style-name="ta1" table:print="false">
        <table:table-column table:style-name="co2" table:default-cell-style-name="ce3"/>
        <table:table-column table:style-name="co3" table:default-cell-style-name="ce5"/>
        <table:table-column table:style-name="co5" table:default-cell-style-name="ce5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-Téma</text:p>
          </table:table-cell>
          <table:table-cell table:style-name="ce4" office:value-type="string">
            <text:p>Webhely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Tag-ek</text:p>
          </table:table-cell>
          <table:table-cell/>
        </table:table-row>
        <table:table-row table:style-name="ro1">
          <table:table-cell table:style-name="ce2" office:value-type="string">
            <text:p>Defining Main Functions in Python</text:p>
          </table:table-cell>
          <table:table-cell table:style-name="Default" office:value-type="string">
            <text:p>Real Python</text:p>
          </table:table-cell>
          <table:table-cell table:style-name="Default" office:value-type="string">
            <text:p>https://realpython.com/python-main-function/</text:p>
          </table:table-cell>
          <table:table-cell office:value-type="string">
            <text:p>#main() #argument #parancssor</text:p>
          </table:table-cell>
          <table:table-cell table:formula="of:=HTML_TR(HTML_TD([.D2])&amp;HTML_TD(HTML_A([.C2];HTML_TOVALIDSTRING([.A2])&amp;&quot; &quot;&amp;HTML_ICON_AURFS()))&amp;HTML_TD([.B2]))" office:value-type="string" office:string-value="&lt;tr&gt;&lt;td&gt;#main() #argument #parancssor&lt;/td&gt;&lt;td&gt;&lt;a href='https://realpython.com/python-main-function/'&gt;Defining Main Functions in Python &lt;i class='fa-solid fa-arrow-up-right-from-square'&gt;&lt;/i&gt;&lt;/a&gt;&lt;/td&gt;&lt;td&gt;Real Python&lt;/td&gt;&lt;/tr&gt;">
            <text:p>&lt;tr&gt;&lt;td&gt;#main() #argument #parancssor&lt;/td&gt;&lt;td&gt;&lt;a href='https://realpython.com/python-main-function/'&gt;Defining Main Functions in Python &lt;i class='fa-solid fa-arrow-up-right-from-square'&gt;&lt;/i&gt;&lt;/a&gt;&lt;/td&gt;&lt;td&gt;Real Python&lt;/td&gt;&lt;/tr&gt;</text:p>
          </table:table-cell>
        </table:table-row>
        <table:table-row table:style-name="ro1">
          <table:table-cell table:style-name="ce2" office:value-type="string">
            <text:p>Python Main Function</text:p>
          </table:table-cell>
          <table:table-cell office:value-type="string">
            <text:p>GeeksforGeeks</text:p>
          </table:table-cell>
          <table:table-cell office:value-type="string">
            <text:p>https://www.geeksforgeeks.org/python-main-function/</text:p>
          </table:table-cell>
          <table:table-cell office:value-type="string">
            <text:p>#main() #argument #parancssor</text:p>
          </table:table-cell>
          <table:table-cell table:formula="of:=HTML_TR(HTML_TD([.D3])&amp;HTML_TD(HTML_A([.C3];HTML_TOVALIDSTRING([.A3])&amp;&quot; &quot;&amp;HTML_ICON_AURFS()))&amp;HTML_TD([.B3]))" office:value-type="string" office:string-value="&lt;tr&gt;&lt;td&gt;#main() #argument #parancssor&lt;/td&gt;&lt;td&gt;&lt;a href='https://www.geeksforgeeks.org/python-main-function/'&gt;Python Main Function &lt;i class='fa-solid fa-arrow-up-right-from-square'&gt;&lt;/i&gt;&lt;/a&gt;&lt;/td&gt;&lt;td&gt;GeeksforGeeks&lt;/td&gt;&lt;/tr&gt;">
            <text:p>&lt;tr&gt;&lt;td&gt;#main() #argument #parancssor&lt;/td&gt;&lt;td&gt;&lt;a href='https://www.geeksforgeeks.org/python-main-function/'&gt;Python Main Function &lt;i class='fa-solid fa-arrow-up-right-from-square'&gt;&lt;/i&gt;&lt;/a&gt;&lt;/td&gt;&lt;td&gt;GeeksforGeeks&lt;/td&gt;&lt;/tr&gt;</text:p>
          </table:table-cell>
        </table:table-row>
        <table:table-row table:style-name="ro1">
          <table:table-cell office:value-type="string">
            <text:p>How to access the index value in a 'for' loop?</text:p>
          </table:table-cell>
          <table:table-cell office:value-type="string">
            <text:p>stackoverfow</text:p>
          </table:table-cell>
          <table:table-cell office:value-type="string">
            <text:p>https://stackoverflow.com/questions/522563/how-to-access-the-index-value-in-a-for-loop</text:p>
          </table:table-cell>
          <table:table-cell office:value-type="string">
            <text:p>#for #index #enumerate</text:p>
          </table:table-cell>
          <table:table-cell table:formula="of:=HTML_TR(HTML_TD([.D4])&amp;HTML_TD(HTML_A([.C4];HTML_TOVALIDSTRING([.A4])&amp;&quot; &quot;&amp;HTML_ICON_AURFS()))&amp;HTML_TD([.B4]))" office:value-type="string" office:string-value="&lt;tr&gt;&lt;td&gt;#for #index #enumerate&lt;/td&gt;&lt;td&gt;&lt;a href='https://stackoverflow.com/questions/522563/how-to-access-the-index-value-in-a-for-loop'&gt;How to access the index value in a &amp;apos;for&amp;apos; loop? &lt;i class='fa-solid fa-arrow-up-right-from-square'&gt;&lt;/i&gt;&lt;/a&gt;&lt;/td&gt;&lt;td&gt;stackoverfow&lt;/td&gt;&lt;/tr&gt;">
            <text:p>&lt;tr&gt;&lt;td&gt;#for #index #enumerate&lt;/td&gt;&lt;td&gt;&lt;a href='https://stackoverflow.com/questions/522563/how-to-access-the-index-value-in-a-for-loop'&gt;How to access the index value in a &amp;apos;for&amp;apos; loop? &lt;i class='fa-solid fa-arrow-up-right-from-square'&gt;&lt;/i&gt;&lt;/a&gt;&lt;/td&gt;&lt;td&gt;stackoverfow&lt;/td&gt;&lt;/tr&gt;</text:p>
          </table:table-cell>
        </table:table-row>
        <table:table-row table:style-name="ro1">
          <table:table-cell office:value-type="string">
            <text:p>HTML Currency Symbols … Code Reference</text:p>
          </table:table-cell>
          <table:table-cell office:value-type="string">
            <text:p>Toptal's</text:p>
          </table:table-cell>
          <table:table-cell office:value-type="string">
            <text:p>https://www.toptal.com/designers/htmlarrows/symbols/</text:p>
          </table:table-cell>
          <table:table-cell office:value-type="string">
            <text:p>#html #html_entitás #valuta #pénznem</text:p>
          </table:table-cell>
          <table:table-cell table:formula="of:=HTML_TR(HTML_TD([.D5])&amp;HTML_TD(HTML_A([.C5];HTML_TOVALIDSTRING([.A5])&amp;&quot; &quot;&amp;HTML_ICON_AURFS()))&amp;HTML_TD([.B5]))" office:value-type="string" office:string-value="&lt;tr&gt;&lt;td&gt;#html #html_entitás #valuta #pénznem&lt;/td&gt;&lt;td&gt;&lt;a href='https://www.toptal.com/designers/htmlarrows/symbols/'&gt;HTML Currency Symbols … Code Reference &lt;i class='fa-solid fa-arrow-up-right-from-square'&gt;&lt;/i&gt;&lt;/a&gt;&lt;/td&gt;&lt;td&gt;Toptal's&lt;/td&gt;&lt;/tr&gt;">
            <text:p>&lt;tr&gt;&lt;td&gt;#html #html_entitás #valuta #pénznem&lt;/td&gt;&lt;td&gt;&lt;a href='https://www.toptal.com/designers/htmlarrows/symbols/'&gt;HTML Currency Symbols … Code Reference &lt;i class='fa-solid fa-arrow-up-right-from-square'&gt;&lt;/i&gt;&lt;/a&gt;&lt;/td&gt;&lt;td&gt;Toptal's&lt;/td&gt;&lt;/tr&gt;</text:p>
          </table:table-cell>
        </table:table-row>
        <table:table-row table:style-name="ro1">
          <table:table-cell office:value-type="string">
            <text:p>Check if a filename is valid</text:p>
          </table:table-cell>
          <table:table-cell office:value-type="string">
            <text:p>stackoverfow</text:p>
          </table:table-cell>
          <table:table-cell office:value-type="string">
            <text:p>https://stackoverflow.com/questions/22391034/check-if-a-filename-is-valid</text:p>
          </table:table-cell>
          <table:table-cell office:value-type="string">
            <text:p>#os #ntfs #regexp</text:p>
          </table:table-cell>
          <table:table-cell table:formula="of:=HTML_TR(HTML_TD([.D6])&amp;HTML_TD(HTML_A([.C6];HTML_TOVALIDSTRING([.A6])&amp;&quot; &quot;&amp;HTML_ICON_AURFS()))&amp;HTML_TD([.B6]))" office:value-type="string" office:string-value="&lt;tr&gt;&lt;td&gt;#os #ntfs #regexp&lt;/td&gt;&lt;td&gt;&lt;a href='https://stackoverflow.com/questions/22391034/check-if-a-filename-is-valid'&gt;Check if a filename is valid &lt;i class='fa-solid fa-arrow-up-right-from-square'&gt;&lt;/i&gt;&lt;/a&gt;&lt;/td&gt;&lt;td&gt;stackoverfow&lt;/td&gt;&lt;/tr&gt;">
            <text:p>&lt;tr&gt;&lt;td&gt;#os #ntfs #regexp&lt;/td&gt;&lt;td&gt;&lt;a href='https://stackoverflow.com/questions/22391034/check-if-a-filename-is-valid'&gt;Check if a filename is valid &lt;i class='fa-solid fa-arrow-up-right-from-square'&gt;&lt;/i&gt;&lt;/a&gt;&lt;/td&gt;&lt;td&gt;stackoverfow&lt;/td&gt;&lt;/tr&gt;</text:p>
          </table:table-cell>
        </table:table-row>
        <table:table-row table:style-name="ro1">
          <table:table-cell office:value-type="string">
            <text:p>Parameter vs. Argument</text:p>
          </table:table-cell>
          <table:table-cell office:value-type="string">
            <text:p>stackoverfow</text:p>
          </table:table-cell>
          <table:table-cell office:value-type="string">
            <text:p>https://stackoverflow.com/questions/1788923/parameter-vs-argument</text:p>
          </table:table-cell>
          <table:table-cell office:value-type="string">
            <text:p>#alltalanos #parameter #argumentum</text:p>
          </table:table-cell>
          <table:table-cell table:formula="of:=HTML_TR(HTML_TD([.D7])&amp;HTML_TD(HTML_A([.C7];HTML_TOVALIDSTRING([.A7])&amp;&quot; &quot;&amp;HTML_ICON_AURFS()))&amp;HTML_TD([.B7]))" office:value-type="string" office:string-value="&lt;tr&gt;&lt;td&gt;#alltalanos #parameter #argumentum&lt;/td&gt;&lt;td&gt;&lt;a href='https://stackoverflow.com/questions/1788923/parameter-vs-argument'&gt;Parameter vs. Argument &lt;i class='fa-solid fa-arrow-up-right-from-square'&gt;&lt;/i&gt;&lt;/a&gt;&lt;/td&gt;&lt;td&gt;stackoverfow&lt;/td&gt;&lt;/tr&gt;">
            <text:p>&lt;tr&gt;&lt;td&gt;#alltalanos #parameter #argumentum&lt;/td&gt;&lt;td&gt;&lt;a href='https://stackoverflow.com/questions/1788923/parameter-vs-argument'&gt;Parameter vs. Argument &lt;i class='fa-solid fa-arrow-up-right-from-square'&gt;&lt;/i&gt;&lt;/a&gt;&lt;/td&gt;&lt;td&gt;stackoverfow&lt;/td&gt;&lt;/tr&gt;</text:p>
          </table:table-cell>
        </table:table-row>
        <table:table-row table:style-name="ro1">
          <table:table-cell office:value-type="string">
            <text:p>A Python modul keresési útvonalának megértése</text:p>
          </table:table-cell>
          <table:table-cell office:value-type="string">
            <text:p>c&lt;&gt;definity</text:p>
          </table:table-cell>
          <table:table-cell office:value-type="string">
            <text:p>https://codefinity.com/blog/Understanding-Python-Module-Search-Path?utm_source=google&amp;utm_medium=cpc&amp;utm_campaign=20955067105&amp;utm_content=155076640541&amp;utm_term=&amp;gad_source=1&amp;gclid=CjwKCAjw-JG5BhBZEiwAt7JR6zxkAMiYxRjL8GnDfNABhT0T_Kqoz5xLsxA17-P79pq5KDih9cqmRBoCyPYQAvD_BwE</text:p>
          </table:table-cell>
          <table:table-cell office:value-type="string">
            <text:p>#modul #keresesi_utvonal</text:p>
          </table:table-cell>
          <table:table-cell table:formula="of:=HTML_TR(HTML_TD([.D8])&amp;HTML_TD(HTML_A([.C8];HTML_TOVALIDSTRING([.A8])&amp;&quot; &quot;&amp;HTML_ICON_AURFS()))&amp;HTML_TD([.B8]))" office:value-type="string" office:string-value="&lt;tr&gt;&lt;td&gt;#modul #keresesi_utvonal&lt;/td&gt;&lt;td&gt;&lt;a href='https://codefinity.com/blog/Understanding-Python-Module-Search-Path?utm_source=google&amp;utm_medium=cpc&amp;utm_campaign=20955067105&amp;utm_content=155076640541&amp;utm_term=&amp;gad_source=1&amp;gclid=CjwKCAjw-JG5BhBZEiwAt7JR6zxkAMiYxRjL8GnDfNABhT0T_Kqoz5xLsxA17-P79pq5KDih9cqmRBoCyPYQAvD_BwE'&gt;A Python modul keresési útvonalának megértése &lt;i class='fa-solid fa-arrow-up-right-from-square'&gt;&lt;/i&gt;&lt;/a&gt;&lt;/td&gt;&lt;td&gt;c&lt;&gt;definity&lt;/td&gt;&lt;/tr&gt;">
            <text:p>&lt;tr&gt;&lt;td&gt;#modul #keresesi_utvonal&lt;/td&gt;&lt;td&gt;&lt;a href='https://codefinity.com/blog/Understanding-Python-Module-Search-Path?utm_source=google&amp;utm_medium=cpc&amp;utm_campaign=20955067105&amp;utm_content=155076640541&amp;utm_term=&amp;gad_source=1&amp;gclid=CjwKCAjw-JG5BhBZEiwAt7JR6zxkAMiYxRjL8GnDfNABhT0T_Kqoz5xLsxA17-P79pq5KDih9cqmRBoCyPYQAvD_BwE'&gt;A Python modul keresési útvonalának megértése &lt;i class='fa-solid fa-arrow-up-right-from-square'&gt;&lt;/i&gt;&lt;/a&gt;&lt;/td&gt;&lt;td&gt;c&lt;&gt;definity&lt;/td&gt;&lt;/tr&gt;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unkalap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AMJ10485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1">2024.11.01</text:date>, <text:time>20:03:5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án Závorszky</meta:initial-creator>
    <meta:creation-date>2024-10-17T20:01:57.42</meta:creation-date>
    <dc:date>2024-11-01T20:03:59.55</dc:date>
    <dc:creator>István Závorszky</dc:creator>
    <meta:editing-duration>PT2H27M43S</meta:editing-duration>
    <meta:editing-cycles>14</meta:editing-cycles>
    <meta:generator>OpenOffice/4.1.6$Win32 OpenOffice.org_project/416m1$Build-9790</meta:generator>
    <meta:document-statistic meta:table-count="3" meta:cell-count="39" meta:object-count="0"/>
  </office:meta>
</office:document-meta>
</file>